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VirtualUserTable.mapAddressInternal( String user , String doma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VirtualUserTable.containsDomain( String doma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VirtualUserTable.configure( Configuration arg0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XMLVirtualUserTable.removeMappingInternal( String user , String domain , String mapp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VirtualUserTable.addMappingInternal( String user , String domain , String mapp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VirtualUserTable.getDomainsInter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VirtualUserTable.getAllMappingsInternal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MLVirtualUserTable.getUserDomainMappingsInternal( String user , String domai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